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818e3" officeooo:paragraph-rsid="001818e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18e3" officeooo:paragraph-rsid="001a128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18e3" officeooo:paragraph-rsid="001ef44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818e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a1285" officeooo:paragraph-rsid="001b608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a1285" officeooo:paragraph-rsid="001ef44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cfb10" officeooo:paragraph-rsid="001d8007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cfb10" officeooo:paragraph-rsid="001ef441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d8007" officeooo:paragraph-rsid="001e1a5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d8007" officeooo:paragraph-rsid="001ef44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e1a50" officeooo:paragraph-rsid="001e1a5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e1a50" officeooo:paragraph-rsid="001ef441" style:font-size-asian="16pt" style:font-size-complex="16pt"/>
    </style:style>
    <style:style style:name="T1" style:family="text">
      <style:text-properties officeooo:rsid="001818e3"/>
    </style:style>
    <style:style style:name="T2" style:family="text">
      <style:text-properties officeooo:rsid="001a1285"/>
    </style:style>
    <style:style style:name="T3" style:family="text">
      <style:text-properties officeooo:rsid="001d8007"/>
    </style:style>
    <style:style style:name="T4" style:family="text">
      <style:text-properties officeooo:rsid="001e1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FUNCTION</text:p>
      <text:p text:style-name="P1"/>
      <text:p text:style-name="P3">1. <text:tab/>SELECT *</text:p>
      <text:p text:style-name="P3"><text:tab/>FROM `ospiti` </text:p>
      <text:p text:style-name="P3"><text:tab/>WHERE `document_type` = "CI"</text:p>
      <text:p text:style-name="P4"/>
      <text:p text:style-name="P3">2. <text:tab/>SELECT *</text:p>
      <text:p text:style-name="P3"><text:tab/>FROM `ospiti` </text:p>
      <text:p text:style-name="P3"><text:tab/>WHERE `<text:span text:style-name="T2">date_of_birth</text:span>` <text:span text:style-name="T2">&gt;</text:span> '<text:span text:style-name="T2">1988-12-31'</text:span></text:p>
      <text:p text:style-name="P2"/>
      <text:p text:style-name="P6">3. <text:tab/><text:span text:style-name="T1">SELECT *</text:span></text:p>
      <text:p text:style-name="P6"><text:span text:style-name="T1"><text:tab/>FROM `ospiti`</text:span></text:p>
      <text:p text:style-name="P6"><text:span text:style-name="T1"><text:tab/>WHERE (YEAR(CURDATE) - YEAR(`</text:span>date_of_birth<text:span text:style-name="T1">`)) </text:span>&gt;<text:span text:style-name="T1"> 20</text:span></text:p>
      <text:p text:style-name="P5"/>
      <text:p text:style-name="P8">4. <text:tab/><text:span text:style-name="T1">SELECT *</text:span></text:p>
      <text:p text:style-name="P8"><text:span text:style-name="T1"><text:tab/>FROM `ospiti`</text:span></text:p>
      <text:p text:style-name="P8"><text:span text:style-name="T1"><text:tab/>WHERE `name` LIKE 'D%'</text:span></text:p>
      <text:p text:style-name="P7"/>
      <text:p text:style-name="P10">5. <text:tab/>SELECT <text:span text:style-name="T4">MAX</text:span>(<text:span text:style-name="T1">`</text:span>di<text:span text:style-name="T1">`</text:span>)</text:p>
      <text:p text:style-name="P10"><text:span text:style-name="T1"><text:tab/>FROM `ospiti`</text:span></text:p>
      <text:p text:style-name="P9"/>
      <text:p text:style-name="P12">6.<text:tab/><text:span text:style-name="T3">SELECT </text:span>MAX<text:span text:style-name="T3">(`</text:span>price<text:span text:style-name="T3">`)</text:span></text:p>
      <text:p text:style-name="P12"><text:span text:style-name="T3"><text:tab/>FROM `</text:span>pagamenti<text:span text:style-name="T3">`</text:span></text:p>
      <text:p text:style-name="P11"/>
      <text:p text:style-name="P12">7. <text:tab/><text:span text:style-name="T1">SELECT *</text:span></text:p>
      <text:p text:style-name="P12"><text:span text:style-name="T1"><text:tab/>FROM `ospiti` </text:span></text:p>
      <text:p text:style-name="P12"><text:span text:style-name="T1"><text:tab/>WHERE `document_type` = "</text:span>Driver License<text:span text:style-name="T1">" </text:span>AND <text:tab/>YEAR(<text:span text:style-name="T1">`date_of_birth`</text:span>) = 1975</text:p>
      <text:p text:style-name="P11"/>
      <text:p text:style-name="P12">8. <text:tab/>SELECT SUM(<text:span text:style-name="T1">`</text:span>beds<text:span text:style-name="T1">`</text:span>)</text:p>
      <text:p text:style-name="P12"><text:tab/>FROM <text:span text:style-name="T1">`</text:span>stanze<text:span text:style-name="T1">`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0S</meta:editing-duration>
    <meta:editing-cycles>5</meta:editing-cycles>
    <meta:generator>LibreOffice/5.4.1.2$Windows_x86 LibreOffice_project/ea7cb86e6eeb2bf3a5af73a8f7777ac570321527</meta:generator>
    <dc:date>2021-03-06T09:52:59.225000000</dc:date>
    <meta:document-statistic meta:table-count="0" meta:image-count="0" meta:object-count="0" meta:page-count="1" meta:paragraph-count="22" meta:word-count="69" meta:character-count="470" meta:non-whitespace-character-count="398"/>
    <meta:user-defined meta:name="Info 1"/>
    <meta:user-defined meta:name="Info 2"/>
    <meta:user-defined meta:name="Info 3"/>
    <meta:user-defined meta:name="Info 4"/>
  </office:meta>
</office:document-meta>
</file>